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2" office:value-type="date" office:date-value="2004-01-01" calcext:value-type="date">
            <text:p>01/01/04</text:p>
          </table:table-cell>
          <table:table-cell table:style-name="ce2" office:value-type="date" office:date-value="2004-01-07" calcext:value-type="date">
            <text:p>01/07/04</text:p>
          </table:table-cell>
          <table:table-cell table:style-name="ce1"/>
          <table:table-cell table:style-name="ce3" office:value-type="string" calcext:value-type="string">
            <text:p>primeiras observacoe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co</text:p>
          </table:table-cell>
          <table:table-cell table:number-columns-repeated="2"/>
          <table:table-cell office:value-type="string" calcext:value-type="string">
            <text:p>-&gt; vi que no verão, as coiisas parecem estar muito mais correlacionada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GUA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i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h interessante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idicul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di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uito fort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te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aco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3:29:08.139663205</meta:creation-date>
    <dc:date>2017-02-24T15:07:30.000515929</dc:date>
    <meta:editing-duration>PT47M</meta:editing-duration>
    <meta:editing-cycles>1</meta:editing-cycles>
    <meta:document-statistic meta:table-count="1" meta:cell-count="576" meta:object-count="0"/>
    <meta:generator>LibreOffice/5.1.4.2$Linux_X86_64 LibreOffice_project/10m0$Build-2</meta:generator>
  </office:meta>
</office:document-meta>
</file>